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text-input text:description="&lt;o.header_id.name&gt;">&lt;o.header&gt;</text:text-input></text:p>
            <text:p text:style-name="P2"><text:text-input text:description="&lt;o.ods&gt;">&lt;o.ods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Text">Incision conjonctivale inférieure aux ciseaux droits.</text:p>
      <text:p text:style-name="Text">Injection de 2.5ml de Carbocaïne 2% à la canule à sous ténonienne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75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size="7pt" style:font-size-asian="10.5pt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2-26T21:14:41</dc:date>
    <meta:editing-duration>PT10H55M34S</meta:editing-duration>
    <meta:editing-cycles>160</meta:editing-cycles>
    <dc:creator>Laurent FRANCOIS</dc:creator>
    <meta:document-statistic meta:table-count="2" meta:image-count="0" meta:object-count="0" meta:page-count="1" meta:paragraph-count="59" meta:word-count="288" meta:character-count="1976" meta:non-whitespace-character-count="1746"/>
  </office:meta>
</office:document-meta>
</file>